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21e5" officeooo:paragraph-rsid="001221e5"/>
    </style:style>
    <style:style style:name="P2" style:family="paragraph" style:parent-style-name="Standard">
      <style:text-properties officeooo:rsid="001287a1" officeooo:paragraph-rsid="001221e5"/>
    </style:style>
    <style:style style:name="P3" style:family="paragraph" style:parent-style-name="Standard">
      <style:text-properties officeooo:rsid="001287a1" officeooo:paragraph-rsid="001287a1"/>
    </style:style>
    <style:style style:name="P4" style:family="paragraph" style:parent-style-name="Standard">
      <style:text-properties officeooo:rsid="00144544" officeooo:paragraph-rsid="00144544"/>
    </style:style>
    <style:style style:name="P5" style:family="paragraph" style:parent-style-name="Standard">
      <style:text-properties officeooo:rsid="00148e96" officeooo:paragraph-rsid="00148e96"/>
    </style:style>
    <style:style style:name="P6" style:family="paragraph" style:parent-style-name="Standard">
      <style:text-properties officeooo:rsid="0014d50a" officeooo:paragraph-rsid="0014d50a"/>
    </style:style>
    <style:style style:name="P7" style:family="paragraph" style:parent-style-name="Standard">
      <style:text-properties officeooo:rsid="0016ca19" officeooo:paragraph-rsid="0016ca19"/>
    </style:style>
    <style:style style:name="P8" style:family="paragraph" style:parent-style-name="Standard">
      <style:text-properties officeooo:rsid="00183e84" officeooo:paragraph-rsid="00183e84"/>
    </style:style>
    <style:style style:name="P9" style:family="paragraph" style:parent-style-name="Standard">
      <style:text-properties officeooo:rsid="00183e84" officeooo:paragraph-rsid="001b8865"/>
    </style:style>
    <style:style style:name="P10" style:family="paragraph" style:parent-style-name="Standard">
      <style:text-properties officeooo:rsid="0019a22b" officeooo:paragraph-rsid="0019a22b"/>
    </style:style>
    <style:style style:name="P11" style:family="paragraph" style:parent-style-name="Standard">
      <style:text-properties fo:font-weight="bold" officeooo:rsid="0019a22b" officeooo:paragraph-rsid="0019a22b" style:font-weight-asian="bold" style:font-weight-complex="bold"/>
    </style:style>
    <style:style style:name="P12" style:family="paragraph" style:parent-style-name="Standard">
      <style:text-properties fo:font-weight="bold" officeooo:rsid="001b8865" officeooo:paragraph-rsid="001b8865" style:font-weight-asian="bold" style:font-weight-complex="bold"/>
    </style:style>
    <style:style style:name="P13" style:family="paragraph" style:parent-style-name="Standard">
      <style:text-properties fo:font-weight="normal" officeooo:rsid="0019a22b" officeooo:paragraph-rsid="0019a22b" style:font-weight-asian="normal" style:font-weight-complex="normal"/>
    </style:style>
    <style:style style:name="P14" style:family="paragraph" style:parent-style-name="Standard">
      <style:text-properties officeooo:rsid="001b8865" officeooo:paragraph-rsid="001b8865"/>
    </style:style>
    <style:style style:name="P15" style:family="paragraph" style:parent-style-name="Standard">
      <style:text-properties officeooo:rsid="001bcc68" officeooo:paragraph-rsid="001bcc68"/>
    </style:style>
    <style:style style:name="T1" style:family="text">
      <style:text-properties officeooo:rsid="001287a1"/>
    </style:style>
    <style:style style:name="T2" style:family="text">
      <style:text-properties officeooo:rsid="00144544"/>
    </style:style>
    <style:style style:name="T3" style:family="text">
      <style:text-properties officeooo:rsid="0016ca19"/>
    </style:style>
    <style:style style:name="T4" style:family="text">
      <style:text-properties officeooo:rsid="00183e84"/>
    </style:style>
    <style:style style:name="T5" style:family="text">
      <style:text-properties officeooo:rsid="001b8865"/>
    </style:style>
    <style:style style:name="T6" style:family="text">
      <style:text-properties officeooo:rsid="001bcc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 data combined → nothing works because all three groups interpret “responsibility” and “productivity” (for example) differently. In the “kids” group the responsibilities of the women are still linked to family whereas in the students group its linked to university. <text:span text:style-name="T2">Besides, some values are “inaccurately” assigned – people have different interpretations and certain values are a bit vague</text:span></text:p>
      <text:p text:style-name="P1">Also – for clustering data too noisy/difficult for it to be enough</text:p>
      <text:p text:style-name="P1"/>
      <text:p text:style-name="P1">word lists more accurate solution (for now)</text:p>
      <text:p text:style-name="P1"/>
      <text:p text:style-name="P1"/>
      <text:p text:style-name="P1">WHOLE DATA</text:p>
      <text:p text:style-name="P2"/>
      <text:p text:style-name="P1">Dignity <text:span text:style-name="T1">(note: same for all people groups)</text:span>: </text:p>
      <text:p text:style-name="P3">I feel self conscious</text:p>
      <text:p text:style-name="P3">other people fitter and better</text:p>
      <text:p text:style-name="P3">I feel unfit</text:p>
      <text:p text:style-name="P3">don’t know where to start</text:p>
      <text:p text:style-name="P3">I am unfit</text:p>
      <text:p text:style-name="P3">lack of confidence</text:p>
      <text:p text:style-name="P3">not fit enough</text:p>
      <text:p text:style-name="P3">I’m embarrassed</text:p>
      <text:p text:style-name="P3">I don’t have the confidence</text:p>
      <text:p text:style-name="P3">I’m not good at it</text:p>
      <text:p text:style-name="P3">I dont have the guts</text:p>
      <text:p text:style-name="P3"/>
      <text:p text:style-name="P3">Recreation (note: not very popular value):</text:p>
      <text:p text:style-name="P3">hard to justify amount of time</text:p>
      <text:p text:style-name="P3">other hobbies I wish to improve</text:p>
      <text:p text:style-name="P3">different interests</text:p>
      <text:p text:style-name="P3">not interested</text:p>
      <text:p text:style-name="P3"/>
      <text:p text:style-name="P3">Productivity <text:s/><text:span text:style-name="T2">(note: different for different people groups and very diverse)</text:span><text:line-break/>taking care of pets </text:p>
      <text:p text:style-name="P3">house cleaning</text:p>
      <text:p text:style-name="P3">running side business</text:p>
      <text:p text:style-name="P3">looking after family </text:p>
      <text:p text:style-name="P3">full time job</text:p>
      <text:p text:style-name="P3">changing schedule</text:p>
      <text:p text:style-name="P3">busy shift pattern</text:p>
      <text:p text:style-name="P4">single-parent</text:p>
      <text:p text:style-name="P4">self-employed</text:p>
      <text:p text:style-name="P4">work and school</text:p>
      <text:p text:style-name="P4">lectures and assignments</text:p>
      <text:p text:style-name="P4">studying</text:p>
      <text:p text:style-name="P4">exams</text:p>
      <text:p text:style-name="P4"/>
      <text:p text:style-name="P4">Wealth (note: the ones about gym and sports are easy – the ones about job/income less but other values would fit them too, like responsibility or productivity or professionalism)</text:p>
      <text:p text:style-name="P4">lack of finance</text:p>
      <text:p text:style-name="P4">unemployed</text:p>
      <text:p text:style-name="P4"><text:soft-page-break/>work</text:p>
      <text:p text:style-name="P4">job</text:p>
      <text:p text:style-name="P4">expensive sport equipment</text:p>
      <text:p text:style-name="P4">exercise classes and gym membership expensive</text:p>
      <text:p text:style-name="P4">dependent on husbands income</text:p>
      <text:p text:style-name="P4">childcare costs money</text:p>
      <text:p text:style-name="P4">single parent and wage important</text:p>
      <text:p text:style-name="P4">no spare money</text:p>
      <text:p text:style-name="P4"/>
      <text:p text:style-name="P4"/>
      <text:p text:style-name="P5">Family:</text:p>
      <text:p text:style-name="P5">no kids: fiance, partner, visiting family on weekends, family life as wife</text:p>
      <text:p text:style-name="P5">kids: children/child, kid/s, baby, mother/mom</text:p>
      <text:p text:style-name="P5">students: none (apart from one who has to run the dog??)</text:p>
      <text:p text:style-name="P5"/>
      <text:p text:style-name="P5"/>
      <text:p text:style-name="P5">comfort: (note: same for all people groups)</text:p>
      <text:p text:style-name="P5">lack of motivation</text:p>
      <text:p text:style-name="P5">cant be bothered</text:p>
      <text:p text:style-name="P5">no energy</text:p>
      <text:p text:style-name="P5">exhausted when home</text:p>
      <text:p text:style-name="P5">sit and rest</text:p>
      <text:p text:style-name="P5">no time or energy by time I get home</text:p>
      <text:p text:style-name="P5">push too hard – in pain afterwards</text:p>
      <text:p text:style-name="P5">tired from work</text:p>
      <text:p text:style-name="P5">too lazy</text:p>
      <text:p text:style-name="P5">its a lot of work</text:p>
      <text:p text:style-name="P5">excuses</text:p>
      <text:p text:style-name="P5">cant stick to it</text:p>
      <text:p text:style-name="P5">cant force myself</text:p>
      <text:p text:style-name="P5">dont want to wake up early</text:p>
      <text:p text:style-name="P5"/>
      <text:p text:style-name="P9">relaxation (relaxation and comfort very similar, fun probably too)</text:p>
      <text:p text:style-name="P9">no energy</text:p>
      <text:p text:style-name="P9">lazy</text:p>
      <text:p text:style-name="P9">no motivation and tired</text:p>
      <text:p text:style-name="P9">exhausted after work</text:p>
      <text:p text:style-name="P9">relaxing more rewarding than exercising</text:p>
      <text:p text:style-name="P9">tired when get home</text:p>
      <text:p text:style-name="P9">relax in the evenings</text:p>
      <text:p text:style-name="P9">little free time</text:p>
      <text:p text:style-name="P9">active lifestyle/job</text:p>
      <text:p text:style-name="P9">work a lot and when I come home I dont want to exercise</text:p>
      <text:p text:style-name="P9"/>
      <text:p text:style-name="P9"/>
      <text:p text:style-name="P5"/>
      <text:p text:style-name="P6">satisfaction: (note: often used by people who sometimes do sports to explain why they do the sport!!)</text:p>
      <text:p text:style-name="P6">dont enjoy it</text:p>
      <text:p text:style-name="P6">dont see results fast enough</text:p>
      <text:p text:style-name="P6"><text:soft-page-break/>makes me feel disappointed since I am unfit</text:p>
      <text:p text:style-name="P6">health and weight are fine without exercising</text:p>
      <text:p text:style-name="P6">I am not overweight</text:p>
      <text:p text:style-name="P6"/>
      <text:p text:style-name="P6">Professionalism <text:span text:style-name="T3">(note: very unpopular value)</text:span></text:p>
      <text:p text:style-name="P7">need to be at work </text:p>
      <text:p text:style-name="P7">uniform has to be washed and ironed</text:p>
      <text:p text:style-name="P7">sweating bad for being professional</text:p>
      <text:p text:style-name="P7"/>
      <text:p text:style-name="P7">responsibility (note: different responsibilities for different groups)</text:p>
      <text:p text:style-name="P7">long work hours</text:p>
      <text:p text:style-name="P7">part time work and husbands</text:p>
      <text:p text:style-name="P7">dependant at home</text:p>
      <text:p text:style-name="P7">househol chores</text:p>
      <text:p text:style-name="P7">not enough sleep and tired</text:p>
      <text:p text:style-name="P7">husband and pets</text:p>
      <text:p text:style-name="P7">friends dont have time to join</text:p>
      <text:p text:style-name="P7">family + kids</text:p>
      <text:p text:style-name="P7">family and income more important</text:p>
      <text:p text:style-name="P7">studying and working</text:p>
      <text:p text:style-name="P7">intensive uni program</text:p>
      <text:p text:style-name="P7">schedule changes weekly hard to find suitable time</text:p>
      <text:p text:style-name="P7"/>
      <text:p text:style-name="P7">Ambition: misunderstood and unpopular</text:p>
      <text:p text:style-name="P7"/>
      <text:p text:style-name="P7">Fun: <text:span text:style-name="T4">(note: same for all although none of the kids group used the value → meaning that family has priority now but as soon as kids are in school doesnt mean they will start – then they might also say naah I just dont like it)</text:span></text:p>
      <text:p text:style-name="P7">dont enjoy it</text:p>
      <text:p text:style-name="P7">find it boring</text:p>
      <text:p text:style-name="P7">I am lazy</text:p>
      <text:p text:style-name="P7">dont want to feel exhausted</text:p>
      <text:p text:style-name="P7">not motivated</text:p>
      <text:p text:style-name="P7">I like doing nothing</text:p>
      <text:p text:style-name="P7">I dont like it</text:p>
      <text:p text:style-name="P7">not fun</text:p>
      <text:p text:style-name="P7"/>
      <text:p text:style-name="P7"/>
      <text:p text:style-name="P8">safety: (consistent throughout the groups apart from those who dont want to leave their baby with a stranger) </text:p>
      <text:p text:style-name="P8">tired all the time due to work</text:p>
      <text:p text:style-name="P8">very unfit</text:p>
      <text:p text:style-name="P8">social anxiety</text:p>
      <text:p text:style-name="P8">dont want to leave baby with anyone</text:p>
      <text:p text:style-name="P8">only gym in town not female friendly</text:p>
      <text:p text:style-name="P8">asthma</text:p>
      <text:p text:style-name="P8">back pain</text:p>
      <text:p text:style-name="P15">dont have anyone that will go with me</text:p>
      <text:p text:style-name="P8"><text:soft-page-break/>friendship (wrongly interpreted by all – used as value to say that they have no friends to join them but same for everyone – popular reason, but could be changed to “fun”)</text:p>
      <text:p text:style-name="P8">noone to exercise with</text:p>
      <text:p text:style-name="P8">no friends nearby t<text:span text:style-name="T5">o</text:span> join</text:p>
      <text:p text:style-name="P8">friend to look after children</text:p>
      <text:p text:style-name="P14">dont like doing sports on my own/<text:span text:style-name="T6">alone</text:span></text:p>
      <text:p text:style-name="P14">friends not available</text:p>
      <text:p text:style-name="P14"/>
      <text:p text:style-name="P8"/>
      <text:p text:style-name="P10">knowledge: (note: wrongly interpreted by non-students – knowledge as “i know”)</text:p>
      <text:p text:style-name="P10">make up excuses in my head</text:p>
      <text:p text:style-name="P10">no motivation – change eating habits instead</text:p>
      <text:p text:style-name="P10">havent figured out a way</text:p>
      <text:p text:style-name="P10"/>
      <text:p text:style-name="P10">students: uni, exams, college → can be exchanged by productivity</text:p>
      <text:p text:style-name="P8"/>
      <text:p text:style-name="P8"/>
      <text:p text:style-name="P8"/>
      <text:p text:style-name="P7"/>
      <text:p text:style-name="P7">In conclusion:</text:p>
      <text:p text:style-name="P7"/>
      <text:p text:style-name="P7">Unpopular values:</text:p>
      <text:p text:style-name="P10">recreation</text:p>
      <text:p text:style-name="P10">professionalism</text:p>
      <text:p text:style-name="P10">ambition</text:p>
      <text:p text:style-name="P10"/>
      <text:p text:style-name="P10">Wrongly interpreted</text:p>
      <text:p text:style-name="P10">satisfaction (often wrongly interpreted)</text:p>
      <text:p text:style-name="P10">friendship → change to fun</text:p>
      <text:p text:style-name="P10">knowledge (by non students), for students → change to productivity</text:p>
      <text:p text:style-name="P7"/>
      <text:p text:style-name="P7">Values equally interpreted by all groups:</text:p>
      <text:p text:style-name="P10">dignity</text:p>
      <text:p text:style-name="P10">wealth (apart from income/job)</text:p>
      <text:p text:style-name="P10">family (partner vs kids)</text:p>
      <text:p text:style-name="P10">safety (but very little data and mainly sicknesses)</text:p>
      <text:p text:style-name="P13">fun</text:p>
      <text:p text:style-name="P11">comfort <text:s text:c="4"/></text:p>
      <text:p text:style-name="P11">relaxation</text:p>
      <text:p text:style-name="P12"/>
      <text:p text:style-name="P14">fun and comfort similar and comfort and relaxation similar</text:p>
      <text:p text:style-name="P14">fun used by those who say they just dont like sport</text:p>
      <text:p text:style-name="P14">comfort used by those who say they like other things more and/or lack motivation, not directly saying that sport is not fun</text:p>
      <text:p text:style-name="P14">relaxation mainly linked to work and being tired in the evening after coming home</text:p>
      <text:p text:style-name="P10"/>
      <text:p text:style-name="P7">Values different interpreted by groups:</text:p>
      <text:p text:style-name="P10">productivity</text:p>
      <text:p text:style-name="P10">responsi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1:49:12.033182331</meta:creation-date>
    <meta:editing-duration>P6DT3H30M51S</meta:editing-duration>
    <meta:editing-cycles>2</meta:editing-cycles>
    <meta:generator>LibreOffice/5.1.6.2$Linux_X86_64 LibreOffice_project/10m0$Build-2</meta:generator>
    <dc:date>2017-10-16T15:33:11.173728882</dc:date>
    <meta:document-statistic meta:table-count="0" meta:image-count="0" meta:object-count="0" meta:page-count="4" meta:paragraph-count="152" meta:word-count="845" meta:character-count="5035" meta:non-whitespace-character-count="4322"/>
  </office:meta>
</office:document-meta>
</file>